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" fo:language="uk" fo:country="UA" officeooo:paragraph-rsid="000afb1c" style:font-name-complex="Times New Roman1"/>
    </style:style>
    <style:style style:name="P2" style:family="paragraph" style:parent-style-name="Standard">
      <style:paragraph-properties fo:text-align="end" style:justify-single-word="false"/>
      <style:text-properties fo:color="#000000" loext:opacity="100%" style:font-name="Times New Roman" fo:language="uk" fo:country="UA" officeooo:paragraph-rsid="000afb1c" style:font-name-complex="Times New Roman1"/>
    </style:style>
    <style:style style:name="P3" style:family="paragraph" style:parent-style-name="Standard">
      <style:text-properties fo:color="#000000" loext:opacity="100%" style:font-name="Times New Roman" fo:language="uk" fo:country="UA" officeooo:paragraph-rsid="000afb1c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Times New Roman" officeooo:paragraph-rsid="000afb1c"/>
    </style:style>
    <style:style style:name="P5" style:family="paragraph" style:parent-style-name="Standard">
      <style:paragraph-properties fo:text-align="end" style:justify-single-word="false"/>
      <style:text-properties fo:color="#000000" loext:opacity="100%" style:font-name="Times New Roman" officeooo:paragraph-rsid="000afb1c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Times New Roman" fo:font-size="6pt" fo:language="uk" fo:country="UA" fo:font-style="normal" fo:font-weight="normal" officeooo:rsid="000afb1c" officeooo:paragraph-rsid="000afb1c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color="#000000" loext:opacity="100%" officeooo:paragraph-rsid="000afb1c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Times New Roman" officeooo:paragraph-rsid="000afb1c" style:font-name-complex="Times New Roman1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Times New Roman" fo:font-size="8pt" fo:language="uk" fo:country="UA" fo:font-style="normal" fo:font-weight="normal" officeooo:rsid="000afb1c" officeooo:paragraph-rsid="000afb1c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officeooo:paragraph-rsid="0010d33d"/>
    </style:style>
    <style:style style:name="T1" style:family="text">
      <style:text-properties fo:language="uk" fo:country="UA" style:font-name-complex="Times New Roman1"/>
    </style:style>
    <style:style style:name="T2" style:family="text">
      <style:text-properties fo:language="uk" fo:country="UA" officeooo:rsid="0009a300" style:font-name-complex="Times New Roman1"/>
    </style:style>
    <style:style style:name="T3" style:family="text">
      <style:text-properties fo:language="uk" fo:country="UA" officeooo:rsid="000f165d" style:font-name-complex="Times New Roman1"/>
    </style:style>
    <style:style style:name="T4" style:family="text">
      <style:text-properties fo:language="uk" fo:country="UA" officeooo:rsid="001083b6" style:font-name-complex="Times New Roman1"/>
    </style:style>
    <style:style style:name="T5" style:family="text">
      <style:text-properties fo:language="uk" fo:country="UA" officeooo:rsid="0010d33d" style:font-name-complex="Times New Roman1"/>
    </style:style>
    <style:style style:name="T6" style:family="text">
      <style:text-properties fo:font-variant="normal" fo:text-transform="none" fo:letter-spacing="normal" fo:language="uk" fo:country="UA" fo:font-style="normal" fo:font-weight="normal" officeooo:rsid="000afb1c" style:font-name-complex="Times New Roman1"/>
    </style:style>
    <style:style style:name="T7" style:family="text">
      <style:text-properties style:font-name-complex="Times New Roman1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officeooo:rsid="0007fcdc" style:font-name-complex="Times New Roman1"/>
    </style:style>
    <style:style style:name="T10" style:family="text">
      <style:text-properties style:font-name="Times New Roman" fo:font-size="12pt" fo:language="uk" fo:country="UA" fo:font-style="normal" fo:font-weight="bold" officeooo:rsid="0010d33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1" style:family="text">
      <style:text-properties officeooo:rsid="000afb1c"/>
    </style:style>
    <style:style style:name="T12" style:family="text">
      <style:text-properties fo:color="#f78c6c" loext:opacity="100%" style:font-name="JetBrains Mono" fo:font-size="9pt" fo:font-style="italic" style:font-size-asian="9pt" style:font-style-asian="italic"/>
    </style:style>
    <style:style style:name="T13" style:family="text">
      <style:text-properties fo:color="#f78c6c" loext:opacity="100%" style:font-name="JetBrains Mono" fo:font-size="9pt" style:font-size-asian="9pt"/>
    </style:style>
    <style:style style:name="T14" style:family="text">
      <style:text-properties fo:color="#f78c6c" loext:opacity="100%" style:font-name="JetBrai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ffcb6b" loext:opacity="100%" style:font-name="JetBrains Mono" fo:font-size="9pt" style:font-size-asian="9pt"/>
    </style:style>
    <style:style style:name="T16" style:family="text">
      <style:text-properties fo:color="#ffcb6b" loext:opacity="100%" style:font-name="JetBrai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89ddff" loext:opacity="100%" style:font-name="JetBrains Mono" fo:font-size="9pt" style:font-size-asian="9pt"/>
    </style:style>
    <style:style style:name="T18" style:family="text">
      <style:text-properties fo:color="#89ddff" loext:opacity="100%" style:font-name="JetBrains Mono" fo:font-size="9pt" fo:font-style="normal" fo:font-weight="normal" style:font-size-asian="9pt" style:font-style-asian="normal" style:font-weight-asian="normal"/>
    </style:style>
    <style:style style:name="T19" style:family="text">
      <style:text-properties fo:color="#c792ea" loext:opacity="100%" style:font-name="JetBrains Mono" fo:font-size="9pt" fo:font-style="italic" style:font-size-asian="9pt" style:font-style-asian="italic"/>
    </style:style>
    <style:style style:name="T20" style:family="text">
      <style:text-properties fo:color="#c792ea" loext:opacity="100%" style:font-name="JetBrains Mono" fo:font-size="9pt" fo:font-style="italic" fo:font-weight="normal" style:font-size-asian="9pt" style:font-style-asian="italic" style:font-weight-asian="normal"/>
    </style:style>
    <style:style style:name="T21" style:family="text">
      <style:text-properties fo:color="#c792ea" loext:opacity="100%" style:font-name="JetBrains Mono" fo:font-size="9pt" fo:font-style="italic" fo:font-weight="bold" style:font-size-asian="9pt" style:font-style-asian="italic" style:font-weight-asian="bold"/>
    </style:style>
    <style:style style:name="T22" style:family="text">
      <style:text-properties fo:color="#eeffff" loext:opacity="100%" style:font-name="JetBrains Mono" fo:font-size="9pt" fo:font-style="italic" fo:font-weight="bold" style:font-size-asian="9pt" style:font-style-asian="italic" style:font-weight-asian="bold"/>
    </style:style>
    <style:style style:name="T23" style:family="text">
      <style:text-properties fo:color="#eeffff" loext:opacity="100%" style:font-name="JetBrains Mono" fo:font-size="9pt" style:font-size-asian="9pt"/>
    </style:style>
    <style:style style:name="T24" style:family="text">
      <style:text-properties fo:color="#eeffff" loext:opacity="100%" style:font-name="JetBrains Mono" fo:font-size="9pt" fo:font-style="normal" fo:font-weight="normal" style:font-size-asian="9pt" style:font-style-asian="normal" style:font-weight-asian="normal"/>
    </style:style>
    <style:style style:name="T25" style:family="text">
      <style:text-properties fo:color="#82aaff" loext:opacity="100%" style:font-name="JetBrains Mono" fo:font-size="9pt" fo:font-style="italic" style:font-size-asian="9pt" style:font-style-asian="italic"/>
    </style:style>
    <style:style style:name="T26" style:family="text">
      <style:text-properties fo:color="#82aaff" loext:opacity="100%" style:font-name="JetBrains Mono" fo:font-size="9pt" fo:font-style="italic" fo:font-weight="normal" style:font-size-asian="9pt" style:font-style-asian="italic" style:font-weight-asian="normal"/>
    </style:style>
    <style:style style:name="T27" style:family="text">
      <style:text-properties fo:color="#82aaff" loext:opacity="100%" style:font-name="JetBrains Mono" fo:font-size="9pt" style:font-size-asian="9pt"/>
    </style:style>
    <style:style style:name="T28" style:family="text">
      <style:text-properties fo:color="#82aaff" loext:opacity="100%" style:font-name="JetBrains Mono" fo:font-size="9pt" fo:font-style="normal" fo:font-weight="normal" style:font-size-asian="9pt" style:font-style-asian="normal" style:font-weight-asian="normal"/>
    </style:style>
    <style:style style:name="T29" style:family="text">
      <style:text-properties fo:color="#eeffe3" loext:opacity="100%" style:font-name="JetBrains Mono" fo:font-size="9pt" style:font-size-asian="9pt"/>
    </style:style>
    <style:style style:name="T30" style:family="text">
      <style:text-properties fo:color="#eeffe3" loext:opacity="100%" style:font-name="JetBrains Mono" fo:font-size="9pt" fo:font-style="normal" fo:font-weight="normal" style:font-size-asian="9pt" style:font-style-asian="normal" style:font-weight-asian="normal"/>
    </style:style>
    <style:style style:name="T31" style:family="text">
      <style:text-properties fo:color="#c3e88d" loext:opacity="100%" style:font-name="JetBrains Mono" fo:font-size="9pt" style:font-size-asian="9pt"/>
    </style:style>
    <style:style style:name="T32" style:family="text">
      <style:text-properties fo:color="#c3e88d" loext:opacity="100%" style:font-name="JetBrains Mono" fo:font-size="9pt" fo:font-style="italic" style:font-size-asian="9pt" style:font-style-asian="italic"/>
    </style:style>
    <style:style style:name="T33" style:family="text">
      <style:text-properties fo:color="#c3e88d" loext:opacity="100%" style:font-name="JetBrains Mono" fo:font-size="9pt" fo:font-style="normal" fo:font-weight="normal" style:font-size-asian="9pt" style:font-style-asian="normal" style:font-weight-asian="normal"/>
    </style:style>
    <style:style style:name="T34" style:family="text">
      <style:text-properties style:font-name="JetBrains Mono" fo:font-size="9pt" fo:font-style="italic" style:font-size-asian="9pt" style:font-style-asian="italic"/>
    </style:style>
    <style:style style:name="T35" style:family="text">
      <style:text-properties style:font-name="JetBrains Mono" fo:font-size="9pt" fo:font-style="italic" style:font-size-asian="9pt" style:font-style-asian="italic"/>
    </style:style>
    <style:style style:name="T36" style:family="text">
      <style:text-properties style:font-name="JetBrains Mono" fo:font-size="9pt" fo:font-style="italic" style:font-size-asian="9pt" style:font-style-asian="italic"/>
    </style:style>
    <style:style style:name="T37" style:family="text">
      <style:text-properties style:font-name="JetBrains Mono" fo:font-size="9pt" fo:font-style="italic" style:font-size-asian="9pt" style:font-style-asian="italic"/>
    </style:style>
    <style:style style:name="T38" style:family="text">
      <style:text-properties style:font-name="JetBrains Mono" fo:font-size="9pt" fo:font-style="italic" style:font-size-asian="9pt" style:font-style-asian="italic"/>
    </style:style>
    <style:style style:name="T39" style:family="text">
      <style:text-properties style:font-name="JetBrains Mono" fo:font-size="9pt" fo:font-style="italic" style:font-size-asian="9pt" style:font-style-asian="italic"/>
    </style:style>
    <style:style style:name="T40" style:family="text">
      <style:text-properties style:font-name="JetBrains Mono" fo:font-size="9pt" fo:font-style="italic" fo:font-weight="bold" style:font-size-asian="9pt" style:font-style-asian="italic" style:font-weight-asian="bold"/>
    </style:style>
    <style:style style:name="T41" style:family="text">
      <style:text-properties style:font-name="JetBrains Mono" fo:font-size="9pt" fo:font-style="italic" fo:font-weight="bold" style:font-size-asian="9pt" style:font-style-asian="italic" style:font-weight-asian="bold"/>
    </style:style>
    <style:style style:name="T42" style:family="text">
      <style:text-properties style:font-name="JetBrains Mono" fo:font-size="9pt" fo:font-style="italic" fo:font-weight="bold" style:font-size-asian="9pt" style:font-style-asian="italic" style:font-weight-asian="bold"/>
    </style:style>
    <style:style style:name="T43" style:family="text">
      <style:text-properties style:font-name="JetBrains Mono" fo:font-size="9pt" fo:font-style="italic" fo:font-weight="normal" style:font-size-asian="9pt" style:font-style-asian="italic" style:font-weight-asian="normal"/>
    </style:style>
    <style:style style:name="T44" style:family="text">
      <style:text-properties style:font-name="JetBrains Mono" fo:font-size="9pt" fo:font-style="italic" fo:font-weight="normal" style:font-size-asian="9pt" style:font-style-asian="italic" style:font-weight-asian="normal"/>
    </style:style>
    <style:style style:name="T45" style:family="text">
      <style:text-properties style:font-name="JetBrains Mono" fo:font-size="9pt" fo:font-style="italic" fo:font-weight="normal" style:font-size-asian="9pt" style:font-style-asian="italic" style:font-weight-asian="normal"/>
    </style:style>
    <style:style style:name="T46" style:family="text">
      <style:text-properties style:font-name="JetBrains Mono" fo:font-size="9pt" style:font-size-asian="9pt"/>
    </style:style>
    <style:style style:name="T47" style:family="text">
      <style:text-properties style:font-name="JetBrains Mono" fo:font-size="9pt" style:font-size-asian="9pt"/>
    </style:style>
    <style:style style:name="T48" style:family="text">
      <style:text-properties style:font-name="JetBrains Mono" fo:font-size="9pt" style:font-size-asian="9pt"/>
    </style:style>
    <style:style style:name="T49" style:family="text">
      <style:text-properties style:font-name="JetBrains Mono" fo:font-size="9pt" style:font-size-asian="9pt"/>
    </style:style>
    <style:style style:name="T50" style:family="text">
      <style:text-properties style:font-name="JetBrains Mono" fo:font-size="9pt" style:font-size-asian="9pt"/>
    </style:style>
    <style:style style:name="T51" style:family="text">
      <style:text-properties style:font-name="JetBrains Mono" fo:font-size="9pt" style:font-size-asian="9pt"/>
    </style:style>
    <style:style style:name="T52" style:family="text">
      <style:text-properties style:font-name="JetBrains Mono" fo:font-size="9pt" style:font-size-asian="9pt"/>
    </style:style>
    <style:style style:name="T53" style:family="text">
      <style:text-properties style:font-name="JetBrains Mono" fo:font-size="9pt" style:font-size-asian="9pt"/>
    </style:style>
    <style:style style:name="T54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55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56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57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58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59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60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61" style:family="text">
      <style:text-properties style:font-name="JetBrains Mono" fo:font-size="9pt" fo:font-style="normal" fo:font-weight="normal" style:font-size-asian="9pt" style:font-style-asian="normal" style:font-weight-asian="normal"/>
    </style:style>
    <style:style style:name="T62" style:family="text">
      <style:text-properties style:font-name="JetBrains Mono" fo:font-style="italic" style:font-style-asian="italic"/>
    </style:style>
    <style:style style:name="T63" style:family="text">
      <style:text-properties style:font-name="JetBrains Mono" fo:font-style="italic" style:font-style-asian="italic"/>
    </style:style>
    <style:style style:name="T64" style:family="text">
      <style:text-properties style:font-name="JetBrains Mono" fo:font-style="italic" style:font-style-asian="italic"/>
    </style:style>
    <style:style style:name="T65" style:family="text">
      <style:text-properties style:font-name="JetBrains Mono" fo:font-style="italic" style:font-style-asian="italic"/>
    </style:style>
    <style:style style:name="T66" style:family="text">
      <style:text-properties style:font-name="JetBrains Mono" fo:font-style="italic" style:font-style-asian="italic"/>
    </style:style>
    <style:style style:name="T67" style:family="text">
      <style:text-properties style:font-name="JetBrains Mono" fo:font-style="italic" fo:font-weight="bold" style:font-style-asian="italic" style:font-weight-asian="bold"/>
    </style:style>
    <style:style style:name="T68" style:family="text">
      <style:text-properties style:font-name="JetBrains Mono" fo:font-style="italic" fo:font-weight="bold" style:font-style-asian="italic" style:font-weight-asian="bold"/>
    </style:style>
    <style:style style:name="T69" style:family="text">
      <style:text-properties style:font-name="JetBrains Mono" fo:font-style="italic" fo:font-weight="bold" style:font-style-asian="italic" style:font-weight-asian="bold"/>
    </style:style>
    <style:style style:name="T70" style:family="text">
      <style:text-properties style:font-name="JetBrains Mono"/>
    </style:style>
    <style:style style:name="T71" style:family="text">
      <style:text-properties style:font-name="JetBrains Mono"/>
    </style:style>
    <style:style style:name="T72" style:family="text">
      <style:text-properties style:font-name="JetBrains Mono"/>
    </style:style>
    <style:style style:name="T73" style:family="text">
      <style:text-properties style:font-name="JetBrains Mono"/>
    </style:style>
    <style:style style:name="T74" style:family="text">
      <style:text-properties style:font-name="JetBrains Mono"/>
    </style:style>
    <style:style style:name="T75" style:family="text">
      <style:text-properties style:font-name="JetBrains Mono"/>
    </style:style>
    <style:style style:name="T76" style:family="text">
      <style:text-properties style:font-name="JetBrains Mono"/>
    </style:style>
    <style:style style:name="T77" style:family="text">
      <style:text-properties fo:color="#717cb4" loext:opacity="100%" style:font-name="JetBrains Mono" fo:font-size="9pt" fo:font-style="italic" fo:font-weight="normal" style:font-size-asian="9pt" style:font-style-asian="italic" style:font-weight-asian="normal"/>
    </style:style>
    <style:style style:name="T78" style:family="text">
      <style:text-properties fo:color="#717cb4" loext:opacity="100%" style:font-name="JetBrains Mono" fo:font-size="9pt" fo:font-style="italic" style:font-size-asian="9pt" style:font-style-asian="italic"/>
    </style:style>
    <style:style style:name="T79" style:family="text">
      <style:text-properties fo:color="#717cb4" loext:opacity="100%" style:font-name="JetBrains Mono" fo:font-size="9pt" fo:font-style="italic" fo:font-weight="bold" style:font-size-asian="9pt" style:font-style-asian="italic" style:font-weight-asian="bold"/>
    </style:style>
    <style:style style:name="T80" style:family="text">
      <style:text-properties fo:color="#c3cee3" loext:opacity="100%" style:font-name="JetBrains Mono" fo:font-size="9pt" fo:font-style="normal" fo:font-weight="normal" style:font-size-asian="9pt" style:font-style-asian="normal" style:font-weight-asian="normal"/>
    </style:style>
    <style:style style:name="T81" style:family="text">
      <style:text-properties fo:color="#000000" loext:opacity="100%" style:font-name="Times New Roman" fo:font-size="12pt" fo:language="uk" fo:country="UA" fo:font-style="normal" fo:font-weight="bold" officeooo:rsid="0010d33d" style:font-size-asian="12pt" style:font-style-asian="normal" style:font-weight-asian="bold" style:font-name-complex="Times New Roman1" style:font-size-complex="12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ІНІСТЕРСТВО ОСВІТИ ТА НАУКИ УКРАЇНИ НАЦІОНАЛЬНИЙ УНІВЕРСИТЕТ “ЛЬВІВСЬКА ПОЛІТЕХНІКА” Н-Н ІНСТИТУТ ПІДПРИЄМНИЦТВА ТА ПЕРСПЕКТИВНИХ ТЕХНОЛОГІЙ</text:p>
      <text:p text:style-name="P3"/>
      <text:p text:style-name="P1"/>
      <text:p text:style-name="P1">Звіт </text:p>
      <text:p text:style-name="P4"><text:span text:style-name="T1">До виконаної лабораторної роботи №</text:span><text:span text:style-name="T5">4</text:span></text:p>
      <text:p text:style-name="P4"><text:span text:style-name="T1"><text:s/>З дисципліни «</text:span><text:span text:style-name="T6">Дискретна Математика ч.2</text:span><text:span text:style-name="T1">»</text:span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7">Виконав: </text:span><text:span text:style-name="T2">Мальцев Кирило</text:span><text:span text:style-name="T7"> </text:span></text:p>
      <text:p text:style-name="P7"><text:span text:style-name="T8">Прийня</text:span><text:span text:style-name="T9">в</text:span><text:span text:style-name="T8">: </text:span><text:span text:style-name="T9">Лагун</text:span><text:span text:style-name="T8"> </text:span><text:span text:style-name="T9">А</text:span><text:span text:style-name="T8">.</text:span><text:span text:style-name="T9">Е</text:span><text:span text:style-name="T8">.</text:span></text:p>
      <text:p text:style-name="P1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Львів 202<text:span text:style-name="T11">1</text:span></text:p>
      <text:p text:style-name="P10"><text:soft-page-break/><text:span text:style-name="T10">Кодування Хеммінга</text:span><text:line-break/><text:span text:style-name="T43">public class </text:span><text:span text:style-name="T54">Hamming </text:span><text:span text:style-name="T54">{</text:span><text:line-break/><text:span text:style-name="T54"> <text:s text:c="3"/></text:span><text:span text:style-name="T43">protected static int</text:span><text:span text:style-name="T54">[] </text:span><text:span text:style-name="T54">encode</text:span><text:span text:style-name="T54">(</text:span><text:span text:style-name="T43">int</text:span><text:span text:style-name="T54">[] </text:span><text:span text:style-name="T54">a</text:span><text:span text:style-name="T54">) {</text:span><text:line-break/><text:line-break/><text:span text:style-name="T54"> <text:s text:c="7"/></text:span><text:span text:style-name="T43">int</text:span><text:span text:style-name="T54">[] </text:span><text:span text:style-name="T54">encode</text:span><text:span text:style-name="T54">;</text:span><text:line-break/><text:line-break/><text:span text:style-name="T54"> <text:s text:c="7"/></text:span><text:span text:style-name="T43">// вираховуємо кількість контрольних біт</text:span><text:line-break/><text:span text:style-name="T43"> <text:s text:c="7"/></text:span><text:span text:style-name="T43">int </text:span><text:span text:style-name="T54">i </text:span><text:span text:style-name="T54">= </text:span><text:span text:style-name="T54">0</text:span><text:span text:style-name="T54">, </text:span><text:span text:style-name="T54">parity_count </text:span><text:span text:style-name="T54">= </text:span><text:span text:style-name="T54">0</text:span><text:span text:style-name="T54">, </text:span><text:span text:style-name="T54">j </text:span><text:span text:style-name="T54">= </text:span><text:span text:style-name="T54">0</text:span><text:span text:style-name="T54">, </text:span><text:span text:style-name="T54">k </text:span><text:span text:style-name="T54">= </text:span><text:span text:style-name="T54">0</text:span><text:span text:style-name="T54">;</text:span><text:line-break/><text:span text:style-name="T54"> <text:s text:c="7"/></text:span><text:span text:style-name="T43">while</text:span><text:span text:style-name="T54">(</text:span><text:span text:style-name="T54">i </text:span><text:span text:style-name="T54">&lt; </text:span><text:span text:style-name="T54">a</text:span><text:span text:style-name="T54">.</text:span><text:span text:style-name="T54">length</text:span><text:span text:style-name="T54">) {</text:span><text:line-break/><text:line-break/><text:span text:style-name="T54"> <text:s text:c="11"/></text:span><text:span text:style-name="T43">// 2^(контрольний біт) має дорівнювати поточній позиції</text:span><text:line-break/><text:span text:style-name="T43"> <text:s text:c="11"/>// поточна позиція це (число біт + число контрольних біт + 1).</text:span><text:line-break/><text:line-break/><text:span text:style-name="T43"> <text:s text:c="11"/></text:span><text:span text:style-name="T43">if</text:span><text:span text:style-name="T54">(</text:span><text:span text:style-name="T54">Math</text:span><text:span text:style-name="T54">.</text:span><text:span text:style-name="T54">pow</text:span><text:span text:style-name="T54">(</text:span><text:span text:style-name="T54">2</text:span><text:span text:style-name="T54">, </text:span><text:span text:style-name="T54">parity_count</text:span><text:span text:style-name="T54">) == </text:span><text:span text:style-name="T54">i </text:span><text:span text:style-name="T54">+ </text:span><text:span text:style-name="T54">parity_count </text:span><text:span text:style-name="T54">+ </text:span><text:span text:style-name="T54">1</text:span><text:span text:style-name="T54">) {</text:span><text:line-break/><text:span text:style-name="T54"> <text:s text:c="15"/></text:span><text:span text:style-name="T54">parity_count</text:span><text:span text:style-name="T54">++;</text:span><text:line-break/><text:span text:style-name="T54"> <text:s text:c="11"/>}</text:span><text:line-break/><text:span text:style-name="T54"> <text:s text:c="11"/></text:span><text:span text:style-name="T43">else </text:span><text:span text:style-name="T54">{</text:span><text:line-break/><text:span text:style-name="T54"> <text:s text:c="15"/></text:span><text:span text:style-name="T54">i</text:span><text:span text:style-name="T54">++;</text:span><text:line-break/><text:span text:style-name="T54"> <text:s text:c="11"/>}</text:span><text:line-break/><text:span text:style-name="T54"> <text:s text:c="7"/>}</text:span><text:line-break/><text:line-break/><text:span text:style-name="T54"> <text:s text:c="7"/></text:span><text:span text:style-name="T54">encode </text:span><text:span text:style-name="T54">= </text:span><text:span text:style-name="T43">new int</text:span><text:span text:style-name="T54">[</text:span><text:span text:style-name="T54">a</text:span><text:span text:style-name="T54">.</text:span><text:span text:style-name="T54">length </text:span><text:span text:style-name="T54">+ </text:span><text:span text:style-name="T54">parity_count</text:span><text:span text:style-name="T54">];</text:span><text:line-break/><text:line-break/><text:span text:style-name="T54"> <text:s text:c="7"/></text:span><text:span text:style-name="T43">for</text:span><text:span text:style-name="T54">(</text:span><text:span text:style-name="T54">i </text:span><text:span text:style-name="T54">= </text:span><text:span text:style-name="T54">1</text:span><text:span text:style-name="T54">; </text:span><text:span text:style-name="T54">i </text:span><text:span text:style-name="T54">&lt;= </text:span><text:span text:style-name="T54">encode</text:span><text:span text:style-name="T54">.</text:span><text:span text:style-name="T54">length</text:span><text:span text:style-name="T54">; </text:span><text:span text:style-name="T54">i</text:span><text:span text:style-name="T54">++) {</text:span><text:line-break/><text:span text:style-name="T54"> <text:s text:c="11"/></text:span><text:span text:style-name="T43">if</text:span><text:span text:style-name="T54">(</text:span><text:span text:style-name="T54">Math</text:span><text:span text:style-name="T54">.</text:span><text:span text:style-name="T54">pow</text:span><text:span text:style-name="T54">(</text:span><text:span text:style-name="T54">2</text:span><text:span text:style-name="T54">, </text:span><text:span text:style-name="T54">j</text:span><text:span text:style-name="T54">) == </text:span><text:span text:style-name="T54">i</text:span><text:span text:style-name="T54">) {</text:span><text:line-break/><text:span text:style-name="T54"> <text:s text:c="15"/></text:span><text:span text:style-name="T43">// знаходимо місце контрольного біта та ставимо 2.</text:span><text:line-break/><text:line-break/><text:span text:style-name="T43"> <text:s text:c="15"/></text:span><text:span text:style-name="T54">encode</text:span><text:span text:style-name="T54">[</text:span><text:span text:style-name="T54">i</text:span><text:span text:style-name="T54">-</text:span><text:span text:style-name="T54">1</text:span><text:span text:style-name="T54">] = </text:span><text:span text:style-name="T54">2</text:span><text:span text:style-name="T54">;</text:span><text:line-break/><text:span text:style-name="T54"> <text:s text:c="15"/></text:span><text:span text:style-name="T54">j</text:span><text:span text:style-name="T54">++;</text:span><text:line-break/><text:span text:style-name="T54"> <text:s text:c="11"/>}</text:span><text:line-break/><text:span text:style-name="T54"> <text:s text:c="11"/></text:span><text:span text:style-name="T43">else </text:span><text:span text:style-name="T54">{</text:span><text:line-break/><text:span text:style-name="T54"> <text:s text:c="15"/></text:span><text:span text:style-name="T54">encode</text:span><text:span text:style-name="T54">[</text:span><text:span text:style-name="T54">k</text:span><text:span text:style-name="T54">+</text:span><text:span text:style-name="T54">j</text:span><text:span text:style-name="T54">] = </text:span><text:span text:style-name="T54">a</text:span><text:span text:style-name="T54">[</text:span><text:span text:style-name="T54">k</text:span><text:span text:style-name="T54">++];</text:span><text:line-break/><text:span text:style-name="T54"> <text:s text:c="11"/>}</text:span><text:line-break/><text:span text:style-name="T54"> <text:s text:c="7"/>}</text:span><text:line-break/><text:line-break/><text:span text:style-name="T54"> <text:s text:c="7"/></text:span><text:span text:style-name="T43">for</text:span><text:span text:style-name="T54">(</text:span><text:span text:style-name="T54">i </text:span><text:span text:style-name="T54">= </text:span><text:span text:style-name="T54">0 </text:span><text:span text:style-name="T54">; </text:span><text:span text:style-name="T54">i </text:span><text:span text:style-name="T54">&lt; </text:span><text:span text:style-name="T54">parity_count</text:span><text:span text:style-name="T54">; </text:span><text:span text:style-name="T54">i</text:span><text:span text:style-name="T54">++) {</text:span><text:line-break/><text:span text:style-name="T54"> <text:s text:c="11"/></text:span><text:span text:style-name="T43">// обчислюємо кожен контрольний біт</text:span><text:line-break/><text:line-break/><text:span text:style-name="T43"> <text:s text:c="11"/></text:span><text:span text:style-name="T54">encode</text:span><text:span text:style-name="T54">[((</text:span><text:span text:style-name="T43">int</text:span><text:span text:style-name="T54">) </text:span><text:span text:style-name="T54">Math</text:span><text:span text:style-name="T54">.</text:span><text:span text:style-name="T54">pow</text:span><text:span text:style-name="T54">(</text:span><text:span text:style-name="T54">2</text:span><text:span text:style-name="T54">, </text:span><text:span text:style-name="T54">i</text:span><text:span text:style-name="T54">))-</text:span><text:span text:style-name="T54">1</text:span><text:span text:style-name="T54">] = </text:span><text:span text:style-name="T54">getParity</text:span><text:span text:style-name="T54">(</text:span><text:span text:style-name="T54">encode</text:span><text:span text:style-name="T54">, </text:span><text:span text:style-name="T54">i</text:span><text:span text:style-name="T54">);</text:span><text:line-break/><text:span text:style-name="T54"> <text:s text:c="7"/>}</text:span><text:line-break/><text:span text:style-name="T54"> <text:s text:c="7"/></text:span><text:span text:style-name="T43">return </text:span><text:span text:style-name="T54">encode</text:span><text:span text:style-name="T54">;</text:span><text:line-break/><text:span text:style-name="T54"> <text:s text:c="3"/>}</text:span><text:line-break/><text:line-break/><text:line-break/><text:span text:style-name="T54"> <text:s text:c="3"/></text:span><text:span text:style-name="T43">static int </text:span><text:span text:style-name="T54">getParity</text:span><text:span text:style-name="T54">(</text:span><text:span text:style-name="T43">int</text:span><text:span text:style-name="T54">[] </text:span><text:span text:style-name="T54">b</text:span><text:span text:style-name="T54">, </text:span><text:span text:style-name="T43">int </text:span><text:span text:style-name="T54">power</text:span><text:span text:style-name="T54">) {</text:span><text:line-break/><text:span text:style-name="T54"> <text:s text:c="7"/></text:span><text:span text:style-name="T43">int </text:span><text:span text:style-name="T54">parity </text:span><text:span text:style-name="T54">= </text:span><text:span text:style-name="T54">0</text:span><text:span text:style-name="T54">;</text:span><text:line-break/><text:span text:style-name="T54"> <text:s text:c="7"/></text:span><text:span text:style-name="T43">for </text:span><text:span text:style-name="T54">(</text:span><text:span text:style-name="T43">int </text:span><text:span text:style-name="T54">i </text:span><text:span text:style-name="T54">= </text:span><text:span text:style-name="T54">0</text:span><text:span text:style-name="T54">; </text:span><text:span text:style-name="T54">i </text:span><text:span text:style-name="T54">&lt; </text:span><text:span text:style-name="T54">b</text:span><text:span text:style-name="T54">.</text:span><text:span text:style-name="T54">length</text:span><text:span text:style-name="T54">; </text:span><text:span text:style-name="T54">i</text:span><text:span text:style-name="T54">++) {</text:span><text:line-break/><text:span text:style-name="T54"> <text:s text:c="11"/></text:span><text:span text:style-name="T43">if </text:span><text:span text:style-name="T54">(</text:span><text:span text:style-name="T54">b</text:span><text:span text:style-name="T54">[</text:span><text:span text:style-name="T54">i</text:span><text:span text:style-name="T54">] != </text:span><text:span text:style-name="T54">2</text:span><text:span text:style-name="T54">) {</text:span><text:line-break/><text:span text:style-name="T54"> <text:s text:c="15"/></text:span><text:span text:style-name="T43">// якщо i не містить не задане значення,</text:span><text:line-break/><text:span text:style-name="T43"> <text:s text:c="15"/>// ми збережмео цей індекс в k, додав 1,</text:span><text:line-break/><text:span text:style-name="T43"> <text:s text:c="15"/>// потім ми конвертуємо його в двійкову строку:</text:span><text:line-break/><text:line-break/><text:span text:style-name="T43"> <text:s text:c="15"/></text:span><text:span text:style-name="T43">int </text:span><text:span text:style-name="T54">k </text:span><text:span text:style-name="T54">= </text:span><text:span text:style-name="T54">i </text:span><text:span text:style-name="T54">+ </text:span><text:span text:style-name="T54">1</text:span><text:span text:style-name="T54">;</text:span><text:line-break/><text:span text:style-name="T54"> <text:s text:c="15"/></text:span><text:span text:style-name="T54">String s </text:span><text:span text:style-name="T54">= </text:span><text:span text:style-name="T54">Integer</text:span><text:span text:style-name="T54">.</text:span><text:span text:style-name="T54">toBinaryString</text:span><text:span text:style-name="T54">(</text:span><text:span text:style-name="T54">k</text:span><text:span text:style-name="T54">);</text:span><text:line-break/><text:line-break/><text:span text:style-name="T54"> <text:s text:c="15"/></text:span><text:span text:style-name="T43">// якщо біт у місці розташування двійкового значення індексу 2 ^ (потужність) дорівнює 1</text:span><text:line-break/><text:span text:style-name="T43"> <text:s text:c="15"/>// ми маємо первірти значення на цій позиції.</text:span><text:line-break/><text:span text:style-name="T43"> <text:s text:c="15"/>// перевіряєм якщо це значення 1 або 0, обчислимо парне значення.</text:span><text:line-break/><text:line-break/><text:span text:style-name="T43"> <text:s text:c="15"/></text:span><text:span text:style-name="T43">int </text:span><text:span text:style-name="T54">x </text:span><text:span text:style-name="T54">= ((</text:span><text:span text:style-name="T54">Integer</text:span><text:span text:style-name="T54">.</text:span><text:span text:style-name="T54">parseInt</text:span><text:span text:style-name="T54">(</text:span><text:span text:style-name="T54">s</text:span><text:span text:style-name="T54">)) / ((</text:span><text:span text:style-name="T43">int</text:span><text:span text:style-name="T54">) </text:span><text:span text:style-name="T54">Math</text:span><text:span text:style-name="T54">.</text:span><text:span text:style-name="T54">pow</text:span><text:span text:style-name="T54">(</text:span><text:span text:style-name="T54">10</text:span><text:span text:style-name="T54">, </text:span><text:span text:style-name="T54">power</text:span><text:span text:style-name="T54">))) % </text:span><text:span text:style-name="T54">10</text:span><text:span text:style-name="T54">;</text:span><text:line-break/><text:span text:style-name="T54"> <text:s text:c="15"/></text:span><text:span text:style-name="T43">if </text:span><text:span text:style-name="T54">(</text:span><text:span text:style-name="T54">x </text:span><text:span text:style-name="T54">== </text:span><text:span text:style-name="T54">1</text:span><text:span text:style-name="T54">) {</text:span><text:line-break/><text:span text:style-name="T54"> <text:s text:c="19"/></text:span><text:span text:style-name="T43">if </text:span><text:span text:style-name="T54">(</text:span><text:span text:style-name="T54">b</text:span><text:span text:style-name="T54">[</text:span><text:span text:style-name="T54">i</text:span><text:span text:style-name="T54">] == </text:span><text:span text:style-name="T54">1</text:span><text:span text:style-name="T54">) {</text:span><text:line-break/><text:span text:style-name="T54"> <text:s text:c="23"/></text:span><text:span text:style-name="T54">parity </text:span><text:span text:style-name="T54">= (</text:span><text:span text:style-name="T54">parity </text:span><text:span text:style-name="T54">+ </text:span><text:span text:style-name="T54">1</text:span><text:span text:style-name="T54">) % </text:span><text:span text:style-name="T54">2</text:span><text:span text:style-name="T54">;</text:span><text:line-break/><text:span text:style-name="T54"> <text:s text:c="19"/>}</text:span><text:line-break/><text:soft-page-break/><text:span text:style-name="T54"> <text:s text:c="15"/>}</text:span><text:line-break/><text:span text:style-name="T54"> <text:s text:c="11"/>}</text:span><text:line-break/><text:span text:style-name="T54"> <text:s text:c="7"/>}</text:span><text:line-break/><text:span text:style-name="T54"> <text:s text:c="7"/></text:span><text:span text:style-name="T43">return </text:span><text:span text:style-name="T54">parity</text:span><text:span text:style-name="T54">;</text:span><text:line-break/><text:line-break/><text:span text:style-name="T54"> <text:s text:c="3"/>}</text:span><text:line-break/><text:line-break/><text:line-break/><text:span text:style-name="T54"> <text:s text:c="3"/></text:span><text:span text:style-name="T43">static void </text:span><text:span text:style-name="T54">receive</text:span><text:span text:style-name="T54">(</text:span><text:span text:style-name="T43">int</text:span><text:span text:style-name="T54">[] </text:span><text:span text:style-name="T54">a</text:span><text:span text:style-name="T54">, </text:span><text:span text:style-name="T43">int </text:span><text:span text:style-name="T54">parity_count</text:span><text:span text:style-name="T54">) {</text:span><text:line-break/><text:line-break/><text:span text:style-name="T54"> <text:s text:c="7"/></text:span><text:span text:style-name="T43">int </text:span><text:span text:style-name="T54">power</text:span><text:span text:style-name="T54">;</text:span><text:line-break/><text:line-break/><text:span text:style-name="T54"> <text:s text:c="7"/></text:span><text:span text:style-name="T43">int </text:span><text:span text:style-name="T54">parity</text:span><text:span text:style-name="T54">[] = </text:span><text:span text:style-name="T43">new int</text:span><text:span text:style-name="T54">[</text:span><text:span text:style-name="T54">parity_count</text:span><text:span text:style-name="T54">];</text:span><text:line-break/><text:line-break/><text:span text:style-name="T54"> <text:s text:c="7"/></text:span><text:span text:style-name="T54">String </text:span><text:span text:style-name="T54">syndrome </text:span><text:span text:style-name="T54">= </text:span><text:span text:style-name="T43">new </text:span><text:span text:style-name="T54">String</text:span><text:span text:style-name="T54">();</text:span><text:line-break/><text:line-break/><text:span text:style-name="T54"> <text:s text:c="7"/></text:span><text:span text:style-name="T43">for</text:span><text:span text:style-name="T54">(</text:span><text:span text:style-name="T54">power </text:span><text:span text:style-name="T54">= </text:span><text:span text:style-name="T54">0</text:span><text:span text:style-name="T54">; </text:span><text:span text:style-name="T54">power </text:span><text:span text:style-name="T54">&lt; </text:span><text:span text:style-name="T54">parity_count</text:span><text:span text:style-name="T54">; </text:span><text:span text:style-name="T54">power</text:span><text:span text:style-name="T54">++) {</text:span><text:line-break/><text:line-break/><text:span text:style-name="T54"> <text:s text:c="11"/></text:span><text:span text:style-name="T43">for</text:span><text:span text:style-name="T54">(</text:span><text:span text:style-name="T43">int </text:span><text:span text:style-name="T54">i </text:span><text:span text:style-name="T54">= </text:span><text:span text:style-name="T54">0</text:span><text:span text:style-name="T54">; </text:span><text:span text:style-name="T54">i </text:span><text:span text:style-name="T54">&lt; </text:span><text:span text:style-name="T54">a</text:span><text:span text:style-name="T54">.</text:span><text:span text:style-name="T54">length</text:span><text:span text:style-name="T54">; </text:span><text:span text:style-name="T54">i</text:span><text:span text:style-name="T54">++) {</text:span><text:line-break/><text:line-break/><text:span text:style-name="T54"> <text:s text:c="15"/></text:span><text:span text:style-name="T43">int </text:span><text:span text:style-name="T54">k </text:span><text:span text:style-name="T54">= </text:span><text:span text:style-name="T54">i</text:span><text:span text:style-name="T54">+</text:span><text:span text:style-name="T54">1</text:span><text:span text:style-name="T54">;</text:span><text:line-break/><text:span text:style-name="T54"> <text:s text:c="15"/></text:span><text:span text:style-name="T54">String </text:span><text:span text:style-name="T54">s </text:span><text:span text:style-name="T54">= </text:span><text:span text:style-name="T54">Integer</text:span><text:span text:style-name="T54">.</text:span><text:span text:style-name="T43">toBinaryString</text:span><text:span text:style-name="T54">(</text:span><text:span text:style-name="T54">k</text:span><text:span text:style-name="T54">);</text:span><text:line-break/><text:line-break/><text:span text:style-name="T54"> <text:s text:c="15"/></text:span><text:span text:style-name="T43">int </text:span><text:span text:style-name="T54">bit </text:span><text:span text:style-name="T54">= ((</text:span><text:span text:style-name="T54">Integer</text:span><text:span text:style-name="T54">.</text:span><text:span text:style-name="T43">parseInt</text:span><text:span text:style-name="T54">(</text:span><text:span text:style-name="T54">s</text:span><text:span text:style-name="T54">)) / ((</text:span><text:span text:style-name="T43">int</text:span><text:span text:style-name="T54">) </text:span><text:span text:style-name="T54">Math</text:span><text:span text:style-name="T54">.</text:span><text:span text:style-name="T43">pow</text:span><text:span text:style-name="T54">(</text:span><text:span text:style-name="T54">10</text:span><text:span text:style-name="T54">, </text:span><text:span text:style-name="T54">power</text:span><text:span text:style-name="T54">))) % </text:span><text:span text:style-name="T54">10</text:span><text:span text:style-name="T54">;</text:span><text:line-break/><text:span text:style-name="T54"> <text:s text:c="15"/></text:span><text:span text:style-name="T43">if</text:span><text:span text:style-name="T54">(</text:span><text:span text:style-name="T54">bit </text:span><text:span text:style-name="T54">== </text:span><text:span text:style-name="T54">1</text:span><text:span text:style-name="T54">) {</text:span><text:line-break/><text:span text:style-name="T54"> <text:s text:c="19"/></text:span><text:span text:style-name="T43">if</text:span><text:span text:style-name="T54">(</text:span><text:span text:style-name="T54">a</text:span><text:span text:style-name="T54">[</text:span><text:span text:style-name="T54">i</text:span><text:span text:style-name="T54">] == </text:span><text:span text:style-name="T54">1</text:span><text:span text:style-name="T54">) {</text:span><text:line-break/><text:span text:style-name="T54"> <text:s text:c="23"/></text:span><text:span text:style-name="T54">parity</text:span><text:span text:style-name="T54">[</text:span><text:span text:style-name="T54">power</text:span><text:span text:style-name="T54">] = (</text:span><text:span text:style-name="T54">parity</text:span><text:span text:style-name="T54">[</text:span><text:span text:style-name="T54">power</text:span><text:span text:style-name="T54">]+</text:span><text:span text:style-name="T54">1</text:span><text:span text:style-name="T54">)%</text:span><text:span text:style-name="T54">2</text:span><text:span text:style-name="T54">;</text:span><text:line-break/><text:span text:style-name="T54"> <text:s text:c="19"/>}</text:span><text:line-break/><text:span text:style-name="T54"> <text:s text:c="15"/>}</text:span><text:line-break/><text:span text:style-name="T54"> <text:s text:c="11"/>}</text:span><text:line-break/><text:span text:style-name="T54"> <text:s text:c="11"/></text:span><text:span text:style-name="T54">syndrome </text:span><text:span text:style-name="T54">= </text:span><text:span text:style-name="T54">parity</text:span><text:span text:style-name="T54">[</text:span><text:span text:style-name="T54">power</text:span><text:span text:style-name="T54">] + </text:span><text:span text:style-name="T54">syndrome</text:span><text:span text:style-name="T54">;</text:span><text:line-break/><text:span text:style-name="T54"> <text:s text:c="7"/>}</text:span><text:line-break/><text:line-break/><text:span text:style-name="T54"> <text:s text:c="7"/></text:span><text:span text:style-name="T43">int </text:span><text:span text:style-name="T54">error_location </text:span><text:span text:style-name="T54">= </text:span><text:span text:style-name="T54">Integer</text:span><text:span text:style-name="T54">.</text:span><text:span text:style-name="T43">parseInt</text:span><text:span text:style-name="T54">(</text:span><text:span text:style-name="T54">syndrome</text:span><text:span text:style-name="T54">, </text:span><text:span text:style-name="T54">2</text:span><text:span text:style-name="T54">);</text:span><text:line-break/><text:span text:style-name="T54"> <text:s text:c="7"/></text:span><text:span text:style-name="T43">if</text:span><text:span text:style-name="T54">( </text:span><text:span text:style-name="T54">error_location </text:span><text:span text:style-name="T54">!= </text:span><text:span text:style-name="T54">0</text:span><text:span text:style-name="T54">) {</text:span><text:line-break/><text:span text:style-name="T54"> <text:s text:c="11"/></text:span><text:span text:style-name="T54">System</text:span><text:span text:style-name="T54">.</text:span><text:span text:style-name="T40">out</text:span><text:span text:style-name="T54">.</text:span><text:span text:style-name="T54">println</text:span><text:span text:style-name="T54">(</text:span><text:span text:style-name="T54">"Error is at location " </text:span><text:span text:style-name="T54">+ </text:span><text:span text:style-name="T54">error_location </text:span><text:span text:style-name="T54">+ </text:span><text:span text:style-name="T54">"."</text:span><text:span text:style-name="T54">);</text:span><text:line-break/><text:span text:style-name="T54"> <text:s text:c="11"/></text:span><text:span text:style-name="T54">a</text:span><text:span text:style-name="T54">[</text:span><text:span text:style-name="T54">error_location </text:span><text:span text:style-name="T54">- </text:span><text:span text:style-name="T54">1</text:span><text:span text:style-name="T54">] = (</text:span><text:span text:style-name="T54">a</text:span><text:span text:style-name="T54">[</text:span><text:span text:style-name="T54">error_location </text:span><text:span text:style-name="T54">- </text:span><text:span text:style-name="T54">1</text:span><text:span text:style-name="T54">] + </text:span><text:span text:style-name="T54">1</text:span><text:span text:style-name="T54">) % </text:span><text:span text:style-name="T54">2</text:span><text:span text:style-name="T54">;</text:span><text:line-break/><text:span text:style-name="T54"> <text:s text:c="11"/></text:span><text:span text:style-name="T54">System</text:span><text:span text:style-name="T54">.</text:span><text:span text:style-name="T40">out</text:span><text:span text:style-name="T54">.</text:span><text:span text:style-name="T54">println</text:span><text:span text:style-name="T54">(</text:span><text:span text:style-name="T54">"Corrected code is:"</text:span><text:span text:style-name="T54">);</text:span><text:line-break/><text:span text:style-name="T54"> <text:s text:c="11"/></text:span><text:span text:style-name="T43">for</text:span><text:span text:style-name="T54">(</text:span><text:span text:style-name="T43">int </text:span><text:span text:style-name="T54">i</text:span><text:span text:style-name="T54">=</text:span><text:span text:style-name="T54">0 </text:span><text:span text:style-name="T54">; </text:span><text:span text:style-name="T54">i </text:span><text:span text:style-name="T54">&lt; </text:span><text:span text:style-name="T54">a</text:span><text:span text:style-name="T54">.</text:span><text:span text:style-name="T54">length </text:span><text:span text:style-name="T54">; </text:span><text:span text:style-name="T54">i</text:span><text:span text:style-name="T54">++) {</text:span><text:line-break/><text:span text:style-name="T54"> <text:s text:c="15"/></text:span><text:span text:style-name="T54">System</text:span><text:span text:style-name="T54">.</text:span><text:span text:style-name="T40">out</text:span><text:span text:style-name="T54">.</text:span><text:span text:style-name="T54">print</text:span><text:span text:style-name="T54">(</text:span><text:span text:style-name="T54">a</text:span><text:span text:style-name="T54">[</text:span><text:span text:style-name="T54">a</text:span><text:span text:style-name="T54">.</text:span><text:span text:style-name="T54">length</text:span><text:span text:style-name="T54">-</text:span><text:span text:style-name="T54">i</text:span><text:span text:style-name="T54">-</text:span><text:span text:style-name="T54">1</text:span><text:span text:style-name="T54">]);</text:span><text:line-break/><text:span text:style-name="T54"> <text:s text:c="11"/>}</text:span><text:line-break/><text:span text:style-name="T54"> <text:s text:c="11"/></text:span><text:span text:style-name="T54">System</text:span><text:span text:style-name="T54">.</text:span><text:span text:style-name="T40">out</text:span><text:span text:style-name="T54">.</text:span><text:span text:style-name="T54">println</text:span><text:span text:style-name="T54">();</text:span><text:line-break/><text:span text:style-name="T54"> <text:s text:c="7"/>}</text:span><text:line-break/><text:span text:style-name="T54"> <text:s text:c="7"/></text:span><text:span text:style-name="T43">else </text:span><text:span text:style-name="T54">{</text:span><text:line-break/><text:span text:style-name="T54"> <text:s text:c="11"/></text:span><text:span text:style-name="T54">System</text:span><text:span text:style-name="T54">.</text:span><text:span text:style-name="T40">out</text:span><text:span text:style-name="T54">.</text:span><text:span text:style-name="T54">println</text:span><text:span text:style-name="T54">(</text:span><text:span text:style-name="T54">"There is no error in the received data."</text:span><text:span text:style-name="T54">);</text:span><text:line-break/><text:span text:style-name="T54"> <text:s text:c="7"/>}</text:span><text:line-break/><text:line-break/><text:line-break/><text:span text:style-name="T54"> <text:s text:c="7"/></text:span><text:span text:style-name="T54">System</text:span><text:span text:style-name="T54">.</text:span><text:span text:style-name="T54">out</text:span><text:span text:style-name="T54">.</text:span><text:span text:style-name="T54">print</text:span><text:span text:style-name="T54">(</text:span><text:span text:style-name="T54">"Original data sent was: "</text:span><text:span text:style-name="T54">);</text:span><text:line-break/><text:span text:style-name="T54"> <text:s text:c="7"/></text:span><text:span text:style-name="T54">power </text:span><text:span text:style-name="T54">= </text:span><text:span text:style-name="T54">parity_count</text:span><text:span text:style-name="T54">-</text:span><text:span text:style-name="T54">1</text:span><text:span text:style-name="T54">;</text:span><text:line-break/><text:span text:style-name="T54"> <text:s text:c="7"/></text:span><text:span text:style-name="T54">StringBuilder result </text:span><text:span text:style-name="T54">= </text:span><text:span text:style-name="T43">new </text:span><text:span text:style-name="T54">StringBuilder</text:span><text:span text:style-name="T54">();</text:span><text:line-break/><text:span text:style-name="T54"> <text:s text:c="7"/></text:span><text:span text:style-name="T43">for</text:span><text:span text:style-name="T54">(</text:span><text:span text:style-name="T43">int </text:span><text:span text:style-name="T54">i </text:span><text:span text:style-name="T54">= </text:span><text:span text:style-name="T54">a</text:span><text:span text:style-name="T54">.</text:span><text:span text:style-name="T54">length </text:span><text:span text:style-name="T54">; </text:span><text:span text:style-name="T54">i </text:span><text:span text:style-name="T54">&gt; </text:span><text:span text:style-name="T54">0 </text:span><text:span text:style-name="T54">; </text:span><text:span text:style-name="T54">i</text:span><text:span text:style-name="T54">--) {</text:span><text:line-break/><text:span text:style-name="T54"> <text:s text:c="11"/></text:span><text:span text:style-name="T43">if</text:span><text:span text:style-name="T54">(</text:span><text:span text:style-name="T54">Math</text:span><text:span text:style-name="T54">.</text:span><text:span text:style-name="T54">pow</text:span><text:span text:style-name="T54">(</text:span><text:span text:style-name="T54">2</text:span><text:span text:style-name="T54">, </text:span><text:span text:style-name="T54">power</text:span><text:span text:style-name="T54">) != </text:span><text:span text:style-name="T54">i</text:span><text:span text:style-name="T54">) {</text:span><text:line-break/><text:span text:style-name="T54"> <text:s text:c="15"/></text:span><text:span text:style-name="T54">result</text:span><text:span text:style-name="T54">.</text:span><text:span text:style-name="T54">append</text:span><text:span text:style-name="T54">(</text:span><text:span text:style-name="T54">a</text:span><text:span text:style-name="T54">[</text:span><text:span text:style-name="T54">i</text:span><text:span text:style-name="T54">-</text:span><text:span text:style-name="T54">1</text:span><text:span text:style-name="T54">]);</text:span><text:line-break/><text:span text:style-name="T54"> <text:s text:c="11"/>}</text:span><text:line-break/><text:span text:style-name="T54"><text:tab/><text:tab/><text:tab/></text:span><text:span text:style-name="T43">else </text:span><text:span text:style-name="T54">{</text:span><text:line-break/><text:span text:style-name="T54"> <text:s text:c="15"/></text:span><text:span text:style-name="T54">power</text:span><text:span text:style-name="T54">--;</text:span><text:line-break/><text:span text:style-name="T54"> <text:s text:c="11"/>}</text:span><text:line-break/><text:span text:style-name="T54"> <text:s text:c="7"/>}</text:span><text:line-break/><text:span text:style-name="T54"> <text:s text:c="7"/></text:span><text:span text:style-name="T54">System</text:span><text:span text:style-name="T54">.</text:span><text:span text:style-name="T54">out</text:span><text:span text:style-name="T54">.</text:span><text:span text:style-name="T54">println</text:span><text:span text:style-name="T54">(</text:span><text:span text:style-name="T54">result</text:span><text:span text:style-name="T54">.</text:span><text:span text:style-name="T54">reverse</text:span><text:span text:style-name="T54">());</text:span><text:line-break/><text:span text:style-name="T54"> <text:s text:c="7"/></text:span><text:span text:style-name="T54">System</text:span><text:span text:style-name="T54">.</text:span><text:span text:style-name="T54">out</text:span><text:span text:style-name="T54">.</text:span><text:span text:style-name="T54">println</text:span><text:span text:style-name="T54">();</text:span><text:line-break/><text:span text:style-name="T54"> <text:s text:c="3"/>}</text:span><text:line-break/><text:line-break/><text:span text:style-name="T54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27T13:07:40.091945217</dc:date>
    <meta:editing-duration>PT8M22S</meta:editing-duration>
    <meta:editing-cycles>7</meta:editing-cycles>
    <meta:generator>LibreOffice/7.0.5.2$Linux_X86_64 LibreOffice_project/00$Build-2</meta:generator>
    <meta:document-statistic meta:table-count="0" meta:image-count="0" meta:object-count="0" meta:page-count="3" meta:paragraph-count="8" meta:word-count="469" meta:character-count="4014" meta:non-whitespace-character-count="2389"/>
  </office:meta>
</office:document-meta>
</file>